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23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style:font-name="Arial Unicode MS" fo:font-size="14pt" style:font-name-asian="Arial Unicode MS" style:font-size-asian="14pt" style:font-size-complex="14pt"/>
    </style:style>
  </office:automatic-styles>
  <office:body>
    <office:spreadsheet>
      <table:table table:name="H30-8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5])" office:value-type="currency" office:currency="JPY" office:value="17030">
            <text:p>￥17,030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58">
            <text:p>￥658</text:p>
          </table:table-cell>
          <table:table-cell table:style-name="ce12" office:value-type="string">
            <text:p>駄菓子,刺身,酎ハイ,ﾊﾟﾝﾂ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533">
            <text:p>￥533</text:p>
          </table:table-cell>
          <table:table-cell table:style-name="ce12" office:value-type="string">
            <text:p>野菜汁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438">
            <text:p>￥438</text:p>
          </table:table-cell>
          <table:table-cell table:style-name="ce12" office:value-type="string">
            <text:p>ﾚﾓﾝﾃｨｰ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679">
            <text:p>￥679</text:p>
          </table:table-cell>
          <table:table-cell table:style-name="ce23" office:value-type="string">
            <text:p>ﾚﾓﾝﾃｨｰ,刺身,もずく,ｶｯﾌﾟ麺,手袋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950">
            <text:p>￥950</text:p>
          </table:table-cell>
          <table:table-cell table:style-name="ce12" office:value-type="string">
            <text:p>菓子,ﾚﾓﾝﾃｨｰ,ﾔｸﾙﾄ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727">
            <text:p>￥727</text:p>
          </table:table-cell>
          <table:table-cell table:style-name="ce12" office:value-type="string">
            <text:p>UCC紅茶,酎ハイ,ｼﾘｱ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7">
            <text:p>7月7日</text:p>
          </table:table-cell>
          <table:table-cell table:style-name="ce7" office:value-type="currency" office:currency="JPY" office:value="543">
            <text:p>￥543</text:p>
          </table:table-cell>
          <table:table-cell table:style-name="ce12" office:value-type="string">
            <text:p>酎ハイ,ﾚﾓﾝﾃｨｰ,野菜汁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758">
            <text:p>￥758</text:p>
          </table:table-cell>
          <table:table-cell table:style-name="ce12" office:value-type="string">
            <text:p>刺身,菓子,ｶｯﾌﾟ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577">
            <text:p>￥577</text:p>
          </table:table-cell>
          <table:table-cell table:style-name="ce12" office:value-type="string">
            <text:p>刺身,ﾕｰｸﾞﾚﾅ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4">
            <text:p>7月14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x2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5">
            <text:p>7月15日</text:p>
          </table:table-cell>
          <table:table-cell table:style-name="ce7" office:value-type="currency" office:currency="JPY" office:value="684">
            <text:p>￥684</text:p>
          </table:table-cell>
          <table:table-cell table:style-name="ce12" office:value-type="string">
            <text:p>ﾚﾓﾝﾃｨｰ,酎ハイ,駄菓子,ﾔｸﾙﾄ,乾電池,もずく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酎ハイ,駄菓子,冷やし中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1198">
            <text:p>￥1,198</text:p>
          </table:table-cell>
          <table:table-cell table:style-name="ce12" office:value-type="string">
            <text:p>寿司,酎ﾊｲ,ﾚﾓﾝﾃｨｰ,野菜汁,魚肉ｿｰｾｰｼﾞ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433">
            <text:p>￥1,433</text:p>
          </table:table-cell>
          <table:table-cell table:style-name="ce12" office:value-type="string">
            <text:p>菓子,刺身,ﾚﾓﾝﾃｨｰ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954">
            <text:p>￥954</text:p>
          </table:table-cell>
          <table:table-cell table:style-name="ce12" office:value-type="string">
            <text:p>惣菜,ｶｯﾌﾟ麺,酎ﾊｲ,ﾚﾓﾝﾃｨｰ,ﾔｸﾙﾄ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722">
            <text:p>￥722</text:p>
          </table:table-cell>
          <table:table-cell table:style-name="ce12" office:value-type="string">
            <text:p>牛乳,ﾚﾓﾝﾃｨｰ,鉄火巻,駄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512">
            <text:p>￥1,512</text:p>
          </table:table-cell>
          <table:table-cell table:style-name="ce12" office:value-type="string">
            <text:p>ﾚﾓﾝﾃｨｰ,寿司,もずく,ｼﾘｱﾙ,酎ﾊｲ,ｿｰｾｰｼﾞ,駄菓子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240">
            <text:p>￥24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刺身,ﾚﾓﾝﾃｨｰ,酎ハイ,駄菓子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6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4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947">
            <text:p>￥18,94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4">
            <text:p>7月24日</text:p>
          </table:table-cell>
          <table:table-cell table:style-name="ce8" office:value-type="currency" office:currency="JPY" office:value="666">
            <text:p>￥666</text:p>
          </table:table-cell>
          <table:table-cell table:style-name="ce12" office:value-type="string">
            <text:p>ﾚﾓﾝﾃｨｰ,ｶｯﾌﾟ麺,ﾔｸﾙﾄ,靴下,ﾊﾟﾝﾂ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5">
            <text:p>7月25日</text:p>
          </table:table-cell>
          <table:table-cell table:style-name="ce7" office:value-type="currency" office:currency="JPY" office:value="597">
            <text:p>￥597</text:p>
          </table:table-cell>
          <table:table-cell table:style-name="ce12" office:value-type="string">
            <text:p>ﾎﾟｶﾘ,魚肉ｿｰｾｰｼﾞ,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6">
            <text:p>7月26日</text:p>
          </table:table-cell>
          <table:table-cell table:style-name="ce7" office:value-type="currency" office:currency="JPY" office:value="544">
            <text:p>￥544</text:p>
          </table:table-cell>
          <table:table-cell table:style-name="ce12" office:value-type="string">
            <text:p>菓子,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7">
            <text:p>7月27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もずく,ﾌﾞﾙｰﾚｯ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8">
            <text:p>7月28日</text:p>
          </table:table-cell>
          <table:table-cell table:style-name="ce8" office:value-type="currency" office:currency="JPY" office:value="1153">
            <text:p>￥1,153</text:p>
          </table:table-cell>
          <table:table-cell table:style-name="ce12" office:value-type="string">
            <text:p>ﾊﾟﾝﾂ､靴下,弁当,ﾚﾓﾝﾃｨｰ,魚肉ｿｰｾｰｼﾞ,菓子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9">
            <text:p>7月29日</text:p>
          </table:table-cell>
          <table:table-cell table:style-name="ce7" office:value-type="currency" office:currency="JPY" office:value="1054">
            <text:p>￥1,054</text:p>
          </table:table-cell>
          <table:table-cell table:style-name="ce12" office:value-type="string">
            <text:p>ﾚﾓﾝﾃｨｰ,ﾎﾟｶﾘｶｯﾌﾟ麺,靴下,刺身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0">
            <text:p>7月30日</text:p>
          </table:table-cell>
          <table:table-cell table:style-name="ce7" office:value-type="currency" office:currency="JPY" office:value="1100">
            <text:p>￥1,100</text:p>
          </table:table-cell>
          <table:table-cell table:style-name="ce12" office:value-type="string">
            <text:p>もずく,駄菓子,ﾔｸﾙﾄ,ﾚﾓﾝﾃｨｰ,牛乳,ﾁｰｽ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31">
            <text:p>7月31日</text:p>
          </table:table-cell>
          <table:table-cell table:style-name="ce8" office:value-type="currency" office:currency="JPY" office:value="319">
            <text:p>￥319</text:p>
          </table:table-cell>
          <table:table-cell table:style-name="ce12" office:value-type="string">
            <text:p>刺身,酎ハイ</text:p>
          </table:table-cell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2018/08/22</text:date>, <text:time>19:52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8-22T19:52:35</dc:date>
    <dc:creator>鈴木 豊樹</dc:creator>
    <meta:editing-duration>P1DT7H10M36S</meta:editing-duration>
    <meta:editing-cycles>173</meta:editing-cycles>
    <meta:generator>OpenOffice/4.1.5$Unix OpenOffice.org_project/415m1$Build-9789</meta:generator>
    <meta:document-statistic meta:table-count="8" meta:cell-count="1023" meta:object-count="0"/>
  </office:meta>
</office:document-meta>
</file>